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44.88pt" svg:y="182.78pt">
            <loext:p draw:notify-on-update-of-ranges="Sheet1.E14:Sheet1.E41 Sheet1.F14:Sheet1.F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0.02008282" calcext:value-type="float">
            <text:p>0.02008282</text:p>
          </table:table-cell>
          <table:table-cell office:value-type="float" office:value="49.79379979" calcext:value-type="float">
            <text:p>49.79379979</text:p>
          </table:table-cell>
          <table:table-cell office:value-type="float" office:value="963984" calcext:value-type="float">
            <text:p>96398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<text:s text:c="2"/>0.00208055 recip: 480.64</text:p>
          </table:table-cell>
          <table:table-cell office:value-type="float" office:value="270860" calcext:value-type="float">
            <text:p>27086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15838444" calcext:value-type="float">
            <text:p>0.158384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office:value-type="string" calcext:value-type="string">
            <text:p>diff scale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-1.5609758" calcext:value-type="float">
            <text:p>-1.5609758</text:p>
          </table:table-cell>
          <table:table-cell table:number-columns-repeated="3"/>
          <table:table-cell office:value-type="float" office:value="5" calcext:value-type="float">
            <text:p>5.00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64130708" calcext:value-type="float">
            <text:p>0.64130708</text:p>
          </table:table-cell>
          <table:table-cell office:value-type="float" office:value="0.21199779" calcext:value-type="float">
            <text:p>0.21199779</text:p>
          </table:table-cell>
          <table:table-cell office:value-type="float" office:value="0.0396121" calcext:value-type="float">
            <text:p>0.0396121</text:p>
          </table:table-cell>
          <table:table-cell office:value-type="float" office:value="0.06745228" calcext:value-type="float">
            <text:p>0.067452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609758" calcext:value-type="float">
            <text:p>3.5609758</text:p>
          </table:table-cell>
          <table:table-cell office:value-type="float" office:value="0.35869292" calcext:value-type="float">
            <text:p>0.35869292</text:p>
          </table:table-cell>
          <table:table-cell office:value-type="float" office:value="0.02008282" calcext:value-type="float">
            <text:p>0.02008282</text:p>
          </table:table-cell>
          <table:table-cell table:formula="of:=([.E13]-[.E12])*[.F$11]" office:value-type="float" office:value="-0.2368473" calcext:value-type="float">
            <text:p>-0.23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47826575" calcext:value-type="float">
            <text:p>9.47826575</text:p>
          </table:table-cell>
          <table:table-cell office:value-type="float" office:value="-1.92498609" calcext:value-type="float">
            <text:p>-1.92498609</text:p>
          </table:table-cell>
          <table:table-cell office:value-type="float" office:value="0.09159726" calcext:value-type="float">
            <text:p>0.09159726</text:p>
          </table:table-cell>
          <table:table-cell table:formula="of:=([.E14]-[.E13])*[.F$11]" office:value-type="float" office:value="0.3575722" calcext:value-type="float">
            <text:p>0.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.43133315" calcext:value-type="float">
            <text:p>16.43133315</text:p>
          </table:table-cell>
          <table:table-cell office:value-type="float" office:value="-5.71978606" calcext:value-type="float">
            <text:p>-5.71978606</text:p>
          </table:table-cell>
          <table:table-cell office:value-type="float" office:value="0.21043314" calcext:value-type="float">
            <text:p>0.21043314</text:p>
          </table:table-cell>
          <table:table-cell table:formula="of:=([.E15]-[.E14])*[.F$11]" office:value-type="float" office:value="0.5941794" calcext:value-type="float">
            <text:p>0.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.49010312" calcext:value-type="float">
            <text:p>23.49010312</text:p>
          </table:table-cell>
          <table:table-cell office:value-type="float" office:value="-10.17883745" calcext:value-type="float">
            <text:p>-10.17883745</text:p>
          </table:table-cell>
          <table:table-cell office:value-type="float" office:value="0.35007035" calcext:value-type="float">
            <text:p>0.35007035</text:p>
          </table:table-cell>
          <table:table-cell table:formula="of:=([.E16]-[.E15])*[.F$11]" office:value-type="float" office:value="0.69818605" calcext:value-type="float">
            <text:p>0.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.04962082" calcext:value-type="float">
            <text:p>30.04962082</text:p>
          </table:table-cell>
          <table:table-cell office:value-type="float" office:value="-14.70567664" calcext:value-type="float">
            <text:p>-14.70567664</text:p>
          </table:table-cell>
          <table:table-cell office:value-type="float" office:value="0.49183037" calcext:value-type="float">
            <text:p>0.49183037</text:p>
          </table:table-cell>
          <table:table-cell table:formula="of:=([.E17]-[.E16])*[.F$11]" office:value-type="float" office:value="0.7088001" calcext:value-type="float">
            <text:p>0.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.76203" calcext:value-type="float">
            <text:p>35.76203</text:p>
          </table:table-cell>
          <table:table-cell office:value-type="float" office:value="-18.91234181" calcext:value-type="float">
            <text:p>-18.91234181</text:p>
          </table:table-cell>
          <table:table-cell office:value-type="float" office:value="0.623564" calcext:value-type="float">
            <text:p>0.623564</text:p>
          </table:table-cell>
          <table:table-cell table:formula="of:=([.E18]-[.E17])*[.F$11]" office:value-type="float" office:value="0.65866815" calcext:value-type="float">
            <text:p>0.6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.47229732" calcext:value-type="float">
            <text:p>40.47229732</text:p>
          </table:table-cell>
          <table:table-cell office:value-type="float" office:value="-22.57575029" calcext:value-type="float">
            <text:p>-22.57575029</text:p>
          </table:table-cell>
          <table:table-cell office:value-type="float" office:value="0.73828529" calcext:value-type="float">
            <text:p>0.73828529</text:p>
          </table:table-cell>
          <table:table-cell table:formula="of:=([.E19]-[.E18])*[.F$11]" office:value-type="float" office:value="0.57360645" calcext:value-type="float">
            <text:p>0.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.16150212" calcext:value-type="float">
            <text:p>44.16150212</text:p>
          </table:table-cell>
          <table:table-cell office:value-type="float" office:value="-25.59647809" calcext:value-type="float">
            <text:p>-25.59647809</text:p>
          </table:table-cell>
          <table:table-cell office:value-type="float" office:value="0.83288075" calcext:value-type="float">
            <text:p>0.83288075</text:p>
          </table:table-cell>
          <table:table-cell table:formula="of:=([.E20]-[.E19])*[.F$11]" office:value-type="float" office:value="0.4729773" calcext:value-type="float">
            <text:p>0.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.89953372" calcext:value-type="float">
            <text:p>46.89953372</text:p>
          </table:table-cell>
          <table:table-cell office:value-type="float" office:value="-27.96239127" calcext:value-type="float">
            <text:p>-27.96239127</text:p>
          </table:table-cell>
          <table:table-cell office:value-type="float" office:value="0.90697039" calcext:value-type="float">
            <text:p>0.90697039</text:p>
          </table:table-cell>
          <table:table-cell table:formula="of:=([.E21]-[.E20])*[.F$11]" office:value-type="float" office:value="0.3704482" calcext:value-type="float">
            <text:p>0.3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.80762162" calcext:value-type="float">
            <text:p>48.80762162</text:p>
          </table:table-cell>
          <table:table-cell office:value-type="float" office:value="-29.71831033" calcext:value-type="float">
            <text:p>-29.71831033</text:p>
          </table:table-cell>
          <table:table-cell office:value-type="float" office:value="0.96195779" calcext:value-type="float">
            <text:p>0.96195779</text:p>
          </table:table-cell>
          <table:table-cell table:formula="of:=([.E22]-[.E21])*[.F$11]" office:value-type="float" office:value="0.274937" calcext:value-type="float">
            <text:p>0.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.03018158" calcext:value-type="float">
            <text:p>50.03018158</text:p>
          </table:table-cell>
          <table:table-cell office:value-type="float" office:value="-30.94198062" calcext:value-type="float">
            <text:p>-30.94198062</text:p>
          </table:table-cell>
          <table:table-cell office:value-type="float" office:value="1.00027758" calcext:value-type="float">
            <text:p>1.00027758</text:p>
          </table:table-cell>
          <table:table-cell table:formula="of:=([.E23]-[.E22])*[.F$11]" office:value-type="float" office:value="0.19159895" calcext:value-type="float">
            <text:p>0.1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.71489781" calcext:value-type="float">
            <text:p>50.71489781</text:p>
          </table:table-cell>
          <table:table-cell office:value-type="float" office:value="-31.72601699" calcext:value-type="float">
            <text:p>-31.72601699</text:p>
          </table:table-cell>
          <table:table-cell office:value-type="float" office:value="1.02483003" calcext:value-type="float">
            <text:p>1.02483003</text:p>
          </table:table-cell>
          <table:table-cell table:formula="of:=([.E24]-[.E23])*[.F$11]" office:value-type="float" office:value="0.122762249999999" calcext:value-type="float">
            <text:p>0.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.9996869" calcext:value-type="float">
            <text:p>50.9996869</text:p>
          </table:table-cell>
          <table:table-cell office:value-type="float" office:value="-32.16513035" calcext:value-type="float">
            <text:p>-32.16513035</text:p>
          </table:table-cell>
          <table:table-cell office:value-type="float" office:value="1.03858107" calcext:value-type="float">
            <text:p>1.03858107</text:p>
          </table:table-cell>
          <table:table-cell table:formula="of:=([.E25]-[.E24])*[.F$11]" office:value-type="float" office:value="0.0687552000000002" calcext:value-type="float">
            <text:p>0.0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.00512241" calcext:value-type="float">
            <text:p>51.00512241</text:p>
          </table:table-cell>
          <table:table-cell office:value-type="float" office:value="-32.34776761" calcext:value-type="float">
            <text:p>-32.34776761</text:p>
          </table:table-cell>
          <table:table-cell office:value-type="float" office:value="1.04430044" calcext:value-type="float">
            <text:p>1.04430044</text:p>
          </table:table-cell>
          <table:table-cell table:formula="of:=([.E26]-[.E25])*[.F$11]" office:value-type="float" office:value="0.02859685" calcext:value-type="float">
            <text:p>0.0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.83096986" calcext:value-type="float">
            <text:p>50.83096986</text:p>
          </table:table-cell>
          <table:table-cell office:value-type="float" office:value="-32.35125345" calcext:value-type="float">
            <text:p>-32.35125345</text:p>
          </table:table-cell>
          <table:table-cell office:value-type="float" office:value="1.0444096" calcext:value-type="float">
            <text:p>1.0444096</text:p>
          </table:table-cell>
          <table:table-cell table:formula="of:=([.E27]-[.E26])*[.F$11]" office:value-type="float" office:value="0.000545800000000263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.55563609" calcext:value-type="float">
            <text:p>50.55563609</text:p>
          </table:table-cell>
          <table:table-cell office:value-type="float" office:value="-32.23956818" calcext:value-type="float">
            <text:p>-32.23956818</text:p>
          </table:table-cell>
          <table:table-cell office:value-type="float" office:value="1.04091212" calcext:value-type="float">
            <text:p>1.04091212</text:p>
          </table:table-cell>
          <table:table-cell table:formula="of:=([.E28]-[.E27])*[.F$11]" office:value-type="float" office:value="-0.0174874000000003" calcext:value-type="float">
            <text:p>-0.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.23753203" calcext:value-type="float">
            <text:p>50.23753203</text:p>
          </table:table-cell>
          <table:table-cell office:value-type="float" office:value="-32.06299469" calcext:value-type="float">
            <text:p>-32.06299469</text:p>
          </table:table-cell>
          <table:table-cell office:value-type="float" office:value="1.03538264" calcext:value-type="float">
            <text:p>1.03538264</text:p>
          </table:table-cell>
          <table:table-cell table:formula="of:=([.E29]-[.E28])*[.F$11]" office:value-type="float" office:value="-0.0276474000000004" calcext:value-type="float">
            <text:p>-0.0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9.91755276" calcext:value-type="float">
            <text:p>49.91755276</text:p>
          </table:table-cell>
          <table:table-cell office:value-type="float" office:value="-31.85899229" calcext:value-type="float">
            <text:p>-31.85899229</text:p>
          </table:table-cell>
          <table:table-cell office:value-type="float" office:value="1.02899422" calcext:value-type="float">
            <text:p>1.02899422</text:p>
          </table:table-cell>
          <table:table-cell table:formula="of:=([.E30]-[.E29])*[.F$11]" office:value-type="float" office:value="-0.0319420999999998" calcext:value-type="float">
            <text:p>-0.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9.62207528" calcext:value-type="float">
            <text:p>49.62207528</text:p>
          </table:table-cell>
          <table:table-cell office:value-type="float" office:value="-31.65378733" calcext:value-type="float">
            <text:p>-31.65378733</text:p>
          </table:table-cell>
          <table:table-cell office:value-type="float" office:value="1.02256813" calcext:value-type="float">
            <text:p>1.02256813</text:p>
          </table:table-cell>
          <table:table-cell table:formula="of:=([.E31]-[.E30])*[.F$11]" office:value-type="float" office:value="-0.0321304499999997" calcext:value-type="float">
            <text:p>-0.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9.36604703" calcext:value-type="float">
            <text:p>49.36604703</text:p>
          </table:table-cell>
          <table:table-cell office:value-type="float" office:value="-31.46429552" calcext:value-type="float">
            <text:p>-31.46429552</text:p>
          </table:table-cell>
          <table:table-cell office:value-type="float" office:value="1.01663411" calcext:value-type="float">
            <text:p>1.01663411</text:p>
          </table:table-cell>
          <table:table-cell table:formula="of:=([.E32]-[.E31])*[.F$11]" office:value-type="float" office:value="-0.0296700999999999" calcext:value-type="float">
            <text:p>-0.0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9.15588495" calcext:value-type="float">
            <text:p>49.15588495</text:p>
          </table:table-cell>
          <table:table-cell office:value-type="float" office:value="-31.30010279" calcext:value-type="float">
            <text:p>-31.30010279</text:p>
          </table:table-cell>
          <table:table-cell office:value-type="float" office:value="1.01149234" calcext:value-type="float">
            <text:p>1.01149234</text:p>
          </table:table-cell>
          <table:table-cell table:formula="of:=([.E33]-[.E32])*[.F$11]" office:value-type="float" office:value="-0.0257088500000002" calcext:value-type="float">
            <text:p>-0.0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8.99201975" calcext:value-type="float">
            <text:p>48.99201975</text:p>
          </table:table-cell>
          <table:table-cell office:value-type="float" office:value="-31.16532436" calcext:value-type="float">
            <text:p>-31.16532436</text:p>
          </table:table-cell>
          <table:table-cell office:value-type="float" office:value="1.00727169" calcext:value-type="float">
            <text:p>1.00727169</text:p>
          </table:table-cell>
          <table:table-cell table:formula="of:=([.E34]-[.E33])*[.F$11]" office:value-type="float" office:value="-0.0211032499999997" calcext:value-type="float">
            <text:p>-0.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8.87100858" calcext:value-type="float">
            <text:p>48.87100858</text:p>
          </table:table-cell>
          <table:table-cell office:value-type="float" office:value="-31.06023645" calcext:value-type="float">
            <text:p>-31.06023645</text:p>
          </table:table-cell>
          <table:table-cell office:value-type="float" office:value="1.00398082" calcext:value-type="float">
            <text:p>1.00398082</text:p>
          </table:table-cell>
          <table:table-cell table:formula="of:=([.E35]-[.E34])*[.F$11]" office:value-type="float" office:value="-0.0164543500000003" calcext:value-type="float">
            <text:p>-0.0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8.78720097" calcext:value-type="float">
            <text:p>48.78720097</text:p>
          </table:table-cell>
          <table:table-cell office:value-type="float" office:value="-30.98263112" calcext:value-type="float">
            <text:p>-30.98263112</text:p>
          </table:table-cell>
          <table:table-cell office:value-type="float" office:value="1.00155057" calcext:value-type="float">
            <text:p>1.00155057</text:p>
          </table:table-cell>
          <table:table-cell table:formula="of:=([.E36]-[.E35])*[.F$11]" office:value-type="float" office:value="-0.0121512499999998" calcext:value-type="float">
            <text:p>-0.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.73398465" calcext:value-type="float">
            <text:p>48.73398465</text:p>
          </table:table-cell>
          <table:table-cell office:value-type="float" office:value="-30.92888471" calcext:value-type="float">
            <text:p>-30.92888471</text:p>
          </table:table-cell>
          <table:table-cell office:value-type="float" office:value="0.99986748" calcext:value-type="float">
            <text:p>0.99986748</text:p>
          </table:table-cell>
          <table:table-cell table:formula="of:=([.E37]-[.E36])*[.F$11]" office:value-type="float" office:value="-0.00841544999999999" calcext:value-type="float">
            <text:p>-0.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8.70466167" calcext:value-type="float">
            <text:p>48.70466167</text:p>
          </table:table-cell>
          <table:table-cell office:value-type="float" office:value="-30.89475671" calcext:value-type="float">
            <text:p>-30.89475671</text:p>
          </table:table-cell>
          <table:table-cell office:value-type="float" office:value="0.99879874" calcext:value-type="float">
            <text:p>0.99879874</text:p>
          </table:table-cell>
          <table:table-cell table:formula="of:=([.E38]-[.E37])*[.F$11]" office:value-type="float" office:value="-0.00534370000000006" calcext:value-type="float">
            <text:p>-0.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8.69301722" calcext:value-type="float">
            <text:p>48.69301722</text:p>
          </table:table-cell>
          <table:table-cell office:value-type="float" office:value="-30.87595168" calcext:value-type="float">
            <text:p>-30.87595168</text:p>
          </table:table-cell>
          <table:table-cell office:value-type="float" office:value="0.99820986" calcext:value-type="float">
            <text:p>0.99820986</text:p>
          </table:table-cell>
          <table:table-cell table:formula="of:=([.E39]-[.E38])*[.F$11]" office:value-type="float" office:value="-0.00294440000000007" calcext:value-type="float">
            <text:p>-0.0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8.69364555" calcext:value-type="float">
            <text:p>48.69364555</text:p>
          </table:table-cell>
          <table:table-cell office:value-type="float" office:value="-30.86848401" calcext:value-type="float">
            <text:p>-30.86848401</text:p>
          </table:table-cell>
          <table:table-cell office:value-type="float" office:value="0.997976" calcext:value-type="float">
            <text:p>0.997976</text:p>
          </table:table-cell>
          <table:table-cell table:formula="of:=([.E40]-[.E39])*[.F$11]" office:value-type="float" office:value="-0.00116930000000015" calcext:value-type="float">
            <text:p>-0.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8.70209401" calcext:value-type="float">
            <text:p>48.70209401</text:p>
          </table:table-cell>
          <table:table-cell office:value-type="float" office:value="-30.86888696" calcext:value-type="float">
            <text:p>-30.86888696</text:p>
          </table:table-cell>
          <table:table-cell office:value-type="float" office:value="0.99798862" calcext:value-type="float">
            <text:p>0.99798862</text:p>
          </table:table-cell>
          <table:table-cell table:formula="of:=([.E41]-[.E40])*[.F$11]" office:value-type="float" office:value="0.0000631000000000936" calcext:value-type="float">
            <text:p>0.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8.71487892" calcext:value-type="float">
            <text:p>48.71487892</text:p>
          </table:table-cell>
          <table:table-cell office:value-type="float" office:value="-30.87430502" calcext:value-type="float">
            <text:p>-30.87430502</text:p>
          </table:table-cell>
          <table:table-cell office:value-type="float" office:value="0.99815829" calcext:value-type="float">
            <text:p>0.998158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1.00000000 <text:s text:c="2"/>451.45798539</text:p>
          </table:table-cell>
          <table:table-cell office:value-type="float" office:value="-388.08032811" calcext:value-type="float">
            <text:p>-388.08032811</text:p>
          </table:table-cell>
          <table:table-cell office:value-type="float" office:value="0.92493488" calcext:value-type="float">
            <text:p>0.92493488</text:p>
          </table:table-cell>
          <table:table-cell table:number-columns-repeated="2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6:09:54.787341797</meta:creation-date>
    <dc:date>2019-04-19T17:17:00.369298528</dc:date>
    <meta:editing-duration>PT5M10S</meta:editing-duration>
    <meta:editing-cycles>1</meta:editing-cycles>
    <meta:document-statistic meta:table-count="1" meta:cell-count="21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E14:Sheet1.F41" svg:x="0.32cm" svg:y="0.18cm" svg:width="12.508cm" svg:height="8.64cm">
          <chartooo:coordinate-region svg:x="1.153cm" svg:y="0.38cm" svg:width="11.48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4:Sheet1.E41" chart:class="chart:line">
            <chart:data-point chart:repeated="28"/>
          </chart:series>
          <chart:series chart:style-name="ch7" chart:values-cell-range-address="Sheet1.F14:Sheet1.F41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59726">
                <text:p>0.09159726</text:p>
                <draw:g>
                  <svg:desc>Sheet1.E14:Sheet1.E41</svg:desc>
                </draw:g>
              </table:table-cell>
              <table:table-cell office:value-type="float" office:value="0.3575722">
                <text:p>0.3575722</text:p>
                <draw:g>
                  <svg:desc>Sheet1.F14:Sheet1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043314">
                <text:p>0.21043314</text:p>
              </table:table-cell>
              <table:table-cell office:value-type="float" office:value="0.5941794">
                <text:p>0.5941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007035">
                <text:p>0.35007035</text:p>
              </table:table-cell>
              <table:table-cell office:value-type="float" office:value="0.69818605">
                <text:p>0.69818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83037">
                <text:p>0.49183037</text:p>
              </table:table-cell>
              <table:table-cell office:value-type="float" office:value="0.7088001">
                <text:p>0.7088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3564">
                <text:p>0.623564</text:p>
              </table:table-cell>
              <table:table-cell office:value-type="float" office:value="0.65866815">
                <text:p>0.6586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828529">
                <text:p>0.73828529</text:p>
              </table:table-cell>
              <table:table-cell office:value-type="float" office:value="0.57360645">
                <text:p>0.57360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288075">
                <text:p>0.83288075</text:p>
              </table:table-cell>
              <table:table-cell office:value-type="float" office:value="0.4729773">
                <text:p>0.4729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697039">
                <text:p>0.90697039</text:p>
              </table:table-cell>
              <table:table-cell office:value-type="float" office:value="0.3704482">
                <text:p>0.3704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195779">
                <text:p>0.96195779</text:p>
              </table:table-cell>
              <table:table-cell office:value-type="float" office:value="0.274937">
                <text:p>0.274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27758">
                <text:p>1.00027758</text:p>
              </table:table-cell>
              <table:table-cell office:value-type="float" office:value="0.19159895">
                <text:p>0.19159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483003">
                <text:p>1.02483003</text:p>
              </table:table-cell>
              <table:table-cell office:value-type="float" office:value="0.122762249999999">
                <text:p>0.12276224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858107">
                <text:p>1.03858107</text:p>
              </table:table-cell>
              <table:table-cell office:value-type="float" office:value="0.0687552000000002">
                <text:p>0.06875520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430044">
                <text:p>1.04430044</text:p>
              </table:table-cell>
              <table:table-cell office:value-type="float" office:value="0.02859685">
                <text:p>0.02859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44096">
                <text:p>1.0444096</text:p>
              </table:table-cell>
              <table:table-cell office:value-type="float" office:value="0.000545800000000263">
                <text:p>0.000545800000000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091212">
                <text:p>1.04091212</text:p>
              </table:table-cell>
              <table:table-cell office:value-type="float" office:value="-0.0174874000000003">
                <text:p>-0.0174874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538264">
                <text:p>1.03538264</text:p>
              </table:table-cell>
              <table:table-cell office:value-type="float" office:value="-0.0276474000000004">
                <text:p>-0.0276474000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899422">
                <text:p>1.02899422</text:p>
              </table:table-cell>
              <table:table-cell office:value-type="float" office:value="-0.0319420999999998">
                <text:p>-0.031942099999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256813">
                <text:p>1.02256813</text:p>
              </table:table-cell>
              <table:table-cell office:value-type="float" office:value="-0.0321304499999997">
                <text:p>-0.03213044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663411">
                <text:p>1.01663411</text:p>
              </table:table-cell>
              <table:table-cell office:value-type="float" office:value="-0.0296700999999999">
                <text:p>-0.0296700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149234">
                <text:p>1.01149234</text:p>
              </table:table-cell>
              <table:table-cell office:value-type="float" office:value="-0.0257088500000002">
                <text:p>-0.02570885000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727169">
                <text:p>1.00727169</text:p>
              </table:table-cell>
              <table:table-cell office:value-type="float" office:value="-0.0211032499999997">
                <text:p>-0.02110324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398082">
                <text:p>1.00398082</text:p>
              </table:table-cell>
              <table:table-cell office:value-type="float" office:value="-0.0164543500000003">
                <text:p>-0.01645435000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155057">
                <text:p>1.00155057</text:p>
              </table:table-cell>
              <table:table-cell office:value-type="float" office:value="-0.0121512499999998">
                <text:p>-0.01215124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86748">
                <text:p>0.99986748</text:p>
              </table:table-cell>
              <table:table-cell office:value-type="float" office:value="-0.00841544999999999">
                <text:p>-0.00841544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879874">
                <text:p>0.99879874</text:p>
              </table:table-cell>
              <table:table-cell office:value-type="float" office:value="-0.00534370000000006">
                <text:p>-0.00534370000000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20986">
                <text:p>0.99820986</text:p>
              </table:table-cell>
              <table:table-cell office:value-type="float" office:value="-0.00294440000000007">
                <text:p>-0.00294440000000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7976">
                <text:p>0.997976</text:p>
              </table:table-cell>
              <table:table-cell office:value-type="float" office:value="-0.00116930000000015">
                <text:p>-0.00116930000000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798862">
                <text:p>0.99798862</text:p>
              </table:table-cell>
              <table:table-cell office:value-type="float" office:value="0.0000631000000000936">
                <text:p>0.0000631000000000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